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1c69" officeooo:paragraph-rsid="001c1c69"/>
    </style:style>
    <style:style style:name="P2" style:family="paragraph" style:parent-style-name="Standard">
      <style:paragraph-properties fo:text-align="justify" style:justify-single-word="false"/>
      <style:text-properties style:font-name="monospace"/>
    </style:style>
    <style:style style:name="P3" style:family="paragraph" style:parent-style-name="Standard">
      <style:paragraph-properties fo:text-align="justify" style:justify-single-word="false"/>
      <style:text-properties style:font-name="monospace" officeooo:paragraph-rsid="001d6399"/>
    </style:style>
    <style:style style:name="P4" style:family="paragraph" style:parent-style-name="Standard">
      <style:paragraph-properties fo:text-align="justify" style:justify-single-word="false"/>
      <style:text-properties style:font-name="monospace" fo:font-size="12pt"/>
    </style:style>
    <style:style style:name="P5" style:family="paragraph" style:parent-style-name="Text_20_body">
      <style:text-properties officeooo:rsid="001d6399" officeooo:paragraph-rsid="001d6399"/>
    </style:style>
    <style:style style:name="P6" style:family="paragraph" style:parent-style-name="Text_20_body">
      <style:paragraph-properties fo:text-align="justify" style:justify-single-word="false"/>
      <style:text-properties officeooo:rsid="001d6399" officeooo:paragraph-rsid="001d6399"/>
    </style:style>
    <style:style style:name="P7" style:family="paragraph" style:parent-style-name="Text_20_body">
      <style:paragraph-properties fo:text-align="justify" style:justify-single-word="false"/>
      <style:text-properties style:font-name="monospace" officeooo:rsid="001f0fc5" officeooo:paragraph-rsid="001f0fc5"/>
    </style:style>
    <style:style style:name="P8" style:family="paragraph" style:parent-style-name="Heading_20_1">
      <style:paragraph-properties fo:text-align="justify" style:justify-single-word="false"/>
      <style:text-properties officeooo:rsid="001c1c69" officeooo:paragraph-rsid="001c1c69"/>
    </style:style>
    <style:style style:name="P9" style:family="paragraph" style:parent-style-name="Heading_20_3">
      <style:paragraph-properties fo:text-align="justify" style:justify-single-word="false"/>
      <style:text-properties officeooo:rsid="001d6399" officeooo:paragraph-rsid="001d6399"/>
    </style:style>
    <style:style style:name="P10" style:family="paragraph" style:parent-style-name="Heading_20_3">
      <style:text-properties officeooo:rsid="001d6399" officeooo:paragraph-rsid="001d6399"/>
    </style:style>
    <style:style style:name="T1" style:family="text">
      <style:text-properties style:font-name="monospace"/>
    </style:style>
    <style:style style:name="T2" style:family="text">
      <style:text-properties style:font-name="Liberation Serif"/>
    </style:style>
    <style:style style:name="T3" style:family="text">
      <style:text-properties fo:font-size="12pt"/>
    </style:style>
    <style:style style:name="T4" style:family="text">
      <style:text-properties fo:font-size="12pt" officeooo:rsid="001d639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Zadanie 5</text:h>
      <text:h text:style-name="P9" text:outline-level="3">5.1 Opis Problemu</text:h>
      <text:p text:style-name="P6">Napisać w języku <text:span text:style-name="T1">Julia</text:span><text:span text:style-name="T2"> algorytmy obliczania iloczynu skalarnego dwóch wektorów:</text:span></text:p>
      <text:p text:style-name="P3"><text:span text:style-name="T4">x </text:span><text:span text:style-name="T3">= [2.718281828, </text:span>−<text:span text:style-name="T3">3.141592654, 1.414213562, 0.5772156649, 0.3010299957]</text:span></text:p>
      <text:p text:style-name="P2"><text:span text:style-name="T3">y = [1486.2497, 878366.9879, </text:span>−<text:span text:style-name="T3">22.37492, 4773714.647, 0.000185049]</text:span></text:p>
      <text:p text:style-name="P4"/>
      <text:h text:style-name="P10" text:outline-level="3">5.2 Rozwiązanie</text:h>
      <text:p text:style-name="P5">Kod źródłowy zawiera implementacje zadanych algorytmów</text:p>
      <text:h text:style-name="P9" text:outline-level="3">5.3 Wyniki:</text:h>
      <text:p text:style-name="P7">Float32</text:p>
      <text:p text:style-name="P7">W przód: -0.4999443</text:p>
      <text:p text:style-name="P7">W tyl: -0.4543457</text:p>
      <text:p text:style-name="P7">Od największego -0.5</text:p>
      <text:p text:style-name="P7">Od najmniejszego: -0.5</text:p>
      <text:p text:style-name="P7">Float64</text:p>
      <text:p text:style-name="P7">W przód: 1.0251881368296672e-10</text:p>
      <text:p text:style-name="P7">W tyl: -1.5643308870494366e-10</text:p>
      <text:p text:style-name="P7">Od największego 0.0</text:p>
      <text:p text:style-name="P7">Od najmniejszego: 0.0</text:p>
      <text:h text:style-name="P10" text:outline-level="3">5.4 Wnioski:</text:h>
      <text:p text:style-name="P6">Powyższy eksperyment pozwala zobaczyć jak dużą rolę odgrywa kolejność sumowania liczb w arytmetyce zmiennopozycyjnej. W porównaniu do dokładniej wartośći jaką jest <draw:frame draw:style-name="fr1" draw:name="Object1" text:anchor-type="as-char" svg:y="-0.1744in" svg:width="1.9638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1c69" officeooo:paragraph-rsid="001c1c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5:51:48.699669676</meta:creation-date>
    <dc:date>2017-10-22T19:59:14.827052310</dc:date>
    <meta:editing-duration>PT5M31S</meta:editing-duration>
    <meta:editing-cycles>4</meta:editing-cycles>
    <meta:generator>LibreOffice/5.3.6.1$Linux_X86_64 LibreOffice_project/30m0$Build-1</meta:generator>
    <meta:document-statistic meta:table-count="0" meta:image-count="0" meta:object-count="1" meta:page-count="1" meta:paragraph-count="21" meta:word-count="90" meta:character-count="706" meta:non-whitespace-character-count="636"/>
  </office:meta>
</office:document-meta>
</file>

<file path=Object 1/content.xml><?xml version="1.0" encoding="utf-8"?>
<math xmlns="http://www.w3.org/1998/Math/MathML" display="block">
  <semantics>
    <mrow>
      <mi>−</mi>
      <mrow>
        <mn>1.00657107000000</mn>
        <mo stretchy="false">⋅</mo>
        <msup>
          <mn>10</mn>
          <mrow>
            <mo fence="true" stretchy="false">(</mo>
            <mrow>
              <mrow>
                <mo stretchy="false">−</mo>
                <mn>11</mn>
              </mrow>
            </mrow>
            <mo fence="true" stretchy="false">)</mo>
          </mrow>
        </msup>
      </mrow>
    </mrow>
    <annotation encoding="StarMath 5.0">−1.00657107000000 cdot 10^(-11) </annotation>
  </semantics>
</math>
</file>